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E8000003E3A45A8A19A39995E8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342cm" fo:min-width="3.092cm"/>
      <style:paragraph-properties style:writing-mode="lr-tb"/>
    </style:style>
    <style:style style:name="gr3" style:family="graphic" style:parent-style-name="standard" style:list-style-name="L1">
      <style:graphic-properties draw:fill-color="#b2b2b2" draw:textarea-horizontal-align="justify" draw:textarea-vertical-align="middle" draw:auto-grow-height="false" fo:min-height="3.288cm" fo:min-width="3.038cm"/>
      <style:paragraph-properties style:writing-mode="lr-tb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3.164cm" fo:min-width="2.914cm"/>
      <style:paragraph-properties style:writing-mode="lr-tb"/>
    </style:style>
    <style:style style:name="gr5" style:family="graphic" style:parent-style-name="standard">
      <style:graphic-properties draw:fill-color="#d62e4e" draw:textarea-horizontal-align="justify" draw:textarea-vertical-align="middle" draw:auto-grow-height="false" fo:min-height="4.322cm" fo:min-width="4.487cm"/>
      <style:paragraph-properties style:writing-mode="lr-tb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1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2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3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1.09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10.316cm" style:use-optimal-column-width="false"/>
    </style:style>
    <style:style style:name="ro1" style:family="table-row">
      <style:table-row-properties style:row-height="1.028cm" style:use-optimal-row-height="false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font-size-asian="16pt" style:font-size-complex="16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9" style:family="paragraph">
      <loext:graphic-properties draw:fill-color="#b2b2b2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cccccc"/>
      <style:paragraph-properties fo:text-align="center"/>
      <style:text-properties fo:color="#111111"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loext:graphic-properties draw:fill-color="#d62e4e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color="#111111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111111" fo:font-size="16pt" style:font-size-asian="16pt" style:font-size-complex="16pt"/>
    </style:style>
    <style:style style:name="P19" style:family="paragraph">
      <loext:graphic-properties draw:fill="solid" draw:fill-color="#c7243a"/>
      <style:paragraph-properties fo:text-align="center"/>
    </style:style>
    <style:style style:name="P20" style:family="paragraph">
      <loext:graphic-properties draw:fill="solid" draw:fill-color="#edad0b"/>
      <style:paragraph-properties fo:text-align="center"/>
    </style:style>
    <style:style style:name="P21" style:family="paragraph">
      <loext:graphic-properties draw:fill="solid" draw:fill-color="#009f8c"/>
      <style:paragraph-properties fo:text-align="center"/>
    </style:style>
    <style:style style:name="P22" style:family="paragraph">
      <loext:graphic-properties draw:fill-color="#ffffff"/>
      <style:text-properties style:font-size-asian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11111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提出課題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鈴木理也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背景・現状課題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1">・メインテーマ　故障に伴うコストを減らす。</text:span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2">原因　異常に事前に気づけずに　　　　　</text:span><text:span text:style-name="T1">原因　代わりが見つからない</text:span></text:p>
                <text:p text:style-name="P4"><text:span text:style-name="T3">Ai</text:span><text:span text:style-name="T3">化すると</text:span></text:p>
                <text:list>
                  <text:list-header>
                    <text:p text:style-name="P5"><text:span text:style-name="T3">　機械が以上を判別して早期発見　　　　　　　　　　　人による異常感知ではない</text:span></text:p>
                  </text:list-header>
                </text:list>
              </text:list-header>
            </text:list>
          </draw:text-box>
        </draw:frame>
        <draw:custom-shape draw:style-name="gr2" draw:text-style-name="P7" draw:layer="layout" svg:width="5.08cm" svg:height="5.08cm" svg:x="14.556cm" svg:y="5.842cm">
          <text:p text:style-name="P6"><text:span text:style-name="T4">ベテラン保全担当者</text:span></text:p>
          <text:p text:style-name="P6"><text:span text:style-name="T4">不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5.002cm" svg:height="5.002cm" svg:x="4.142cm" svg:y="5.842cm">
          <text:p text:style-name="P8"><text:span text:style-name="T1">オーバーホール</text:span></text:p>
          <text:p text:style-name="P8"><text:span text:style-name="T1">による</text:span></text:p>
          <text:p text:style-name="P8"><text:span text:style-name="T1">高コス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0" draw:layer="layout" svg:width="25.199cm" svg:height="1.737cm" svg:x="1.4cm" svg:y="1.27cm" presentation:class="title" presentation:placeholder="true" presentation:user-transformed="true">
          <draw:text-box/>
        </draw:frame>
        <draw:frame draw:style-name="standard" draw:layer="layout" svg:width="15.393cm" svg:height="7.195cm" svg:x="11.258cm" svg:y="5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異常検知</text:span></text:p>
              </table:table-cell>
              <table:table-cell>
                <text:p text:style-name="P11"><text:span text:style-name="T3">オーバーホール前に発見</text:span></text:p>
              </table:table-cell>
            </table:table-row>
            <table:table-row table:style-name="ro1" table:default-cell-style-name="ce1">
              <table:table-cell>
                <text:p text:style-name="P11">異常検知</text:p>
              </table:table-cell>
              <table:table-cell>
                <text:p><text:span text:style-name="T3">現場での軽微な作業</text:span></text:p>
              </table:table-cell>
            </table:table-row>
            <table:table-row table:style-name="ro1" table:default-cell-style-name="ce1">
              <table:table-cell>
                <text:p text:style-name="P11">納期調整</text:p>
              </table:table-cell>
              <table:table-cell>
                <text:p><text:span text:style-name="T3">早めの機械メーカーへの依頼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11">人材合理化</text:p>
              </table:table-cell>
              <table:table-cell>
                <text:p><text:span text:style-name="T3">保全担当者不足</text:span></text:p>
              </table:table-cell>
            </table:table-row>
            <table:table-row table:style-name="ro1" table:default-cell-style-name="ce1">
              <table:table-cell>
                <text:p text:style-name="P11">本来の業務への集中</text:p>
              </table:table-cell>
              <table:table-cell>
                <text:p text:style-name="P11"><text:span text:style-name="T3">機械オペレーターの故障発見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13" draw:layer="layout" svg:width="4.826cm" svg:height="4.826cm" svg:x="6.12cm" svg:y="4.353cm">
          <text:p text:style-name="P12"><text:span text:style-name="T5">故障箇所、</text:span></text:p>
          <text:p text:style-name="P12"><text:span text:style-name="T5">早期発見</text:span></text:p>
          <text:p text:style-name="P12"><text:span text:style-name="T5">ができ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4.987cm" svg:height="4.572cm" svg:x="0.601cm" svg:y="4.572cm">
          <text:p text:style-name="P14"><text:span text:style-name="T6">オーバーホール等</text:span></text:p>
          <text:p text:style-name="P14"><text:span text:style-name="T6">高コストの</text:span></text:p>
          <text:p text:style-name="P14"><text:span text:style-name="T6">メンテナンス発生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.645cm" svg:y1="4.209cm" svg:x2="4.185cm" svg:y2="4.209cm">
          <text:p/>
        </draw:line>
        <draw:frame draw:style-name="gr7" draw:text-style-name="P18" draw:layer="layout" svg:width="2.286cm" svg:height="1.27cm" svg:x="2.032cm" svg:y="3.302cm">
          <draw:text-box>
            <text:p text:style-name="P17"><text:span text:style-name="T7">結果</text:span></text:p>
          </draw:text-box>
        </draw:frame>
        <draw:custom-shape draw:style-name="gr5" draw:text-style-name="P15" draw:layer="layout" svg:width="4.987cm" svg:height="4.572cm" svg:x="0.601cm" svg:y="9.398cm">
          <text:p text:style-name="P14"><text:span text:style-name="T6">人材育成の</text:span></text:p>
          <text:p text:style-name="P14"><text:span text:style-name="T6">高コスト化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826cm" svg:height="4.826cm" svg:x="6.096cm" svg:y="9.398cm">
          <text:p text:style-name="P12"><text:span text:style-name="T5">人材が</text:span></text:p>
          <text:p text:style-name="P12"><text:span text:style-name="T5">足り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8" draw:layer="layout" svg:width="3.556cm" svg:height="1.555cm" svg:x="12.155cm" svg:y="4.522cm">
          <draw:text-box>
            <text:p text:style-name="P17"><text:span text:style-name="T7">期待効果</text:span></text:p>
          </draw:text-box>
        </draw:frame>
        <draw:line draw:style-name="gr6" draw:text-style-name="P16" draw:layer="layout" svg:x1="11.938cm" svg:y1="5.334cm" svg:x2="15.3cm" svg:y2="5.334cm">
          <text:p/>
        </draw:line>
        <draw:line draw:style-name="gr6" draw:text-style-name="P16" draw:layer="layout" svg:x1="16.764cm" svg:y1="5.334cm" svg:x2="22.352cm" svg:y2="5.334cm">
          <text:p/>
        </draw:line>
        <draw:frame draw:style-name="gr8" draw:text-style-name="P18" draw:layer="layout" svg:width="3.556cm" svg:height="1.555cm" svg:x="17.018cm" svg:y="4.465cm">
          <draw:text-box>
            <text:p text:style-name="P17"><text:span text:style-name="T7">導入効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本日のご提案</text:p>
          </draw:text-box>
        </draw:frame>
        <draw:frame draw:style-name="gr9" draw:text-style-name="P14" draw:layer="layout" svg:width="6.078cm" svg:height="3.3cm" svg:x="19.05cm" svg:y="10.16cm">
          <draw:image xlink:href="Pictures/10000201000005E8000003E3A45A8A19A39995E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8cm" svg:height="11.14cm" svg:x="0.599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10" draw:text-style-name="P19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20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1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3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08:07:24.524765688</meta:creation-date>
    <meta:editing-duration>PT19M37S</meta:editing-duration>
    <meta:editing-cycles>5</meta:editing-cycles>
    <meta:generator>LibreOffice/6.4.6.2$Linux_X86_64 LibreOffice_project/40$Build-2</meta:generator>
    <dc:title>Classy Red</dc:title>
    <dc:date>2021-01-25T21:14:00.998414348</dc:date>
    <meta:document-statistic meta:object-count="7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